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ièce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type piè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njeu</text:p>
          </table:table-cell>
          <table:table-cell office:value-type="string" calcext:value-type="string">
            <text:p>moved</text:p>
          </table:table-cell>
          <table:table-cell office:value-type="string" calcext:value-type="string">
            <text:p>echec</text:p>
          </table:table-cell>
        </table:table-row>
        <table:table-row table:style-name="ro1">
          <table:table-cell office:value-type="string" calcext:value-type="string">
            <text:p>tourb1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valierb1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avali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oub1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u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ine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que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oi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k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oub2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valierb2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avali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ourb2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u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b1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b2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ion</text:p>
          </table:table-cell>
          <table:table-cell table:formula="of:=[.D10]+10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b3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ion</text:p>
          </table:table-cell>
          <table:table-cell table:formula="of:=[.D11]+10"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b4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ion</text:p>
          </table:table-cell>
          <table:table-cell table:formula="of:=[.D12]+10"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b5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ion</text:p>
          </table:table-cell>
          <table:table-cell table:formula="of:=[.D13]+10"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b6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ion</text:p>
          </table:table-cell>
          <table:table-cell table:formula="of:=[.D14]+10"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b7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ion</text:p>
          </table:table-cell>
          <table:table-cell table:formula="of:=[.D15]+10"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b8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ion</text:p>
          </table:table-cell>
          <table:table-cell table:formula="of:=[.D16]+10" office:value-type="float" office:value="82" calcext:value-type="float">
            <text:p>8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ourn1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to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valiern1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cavalier</text:p>
          </table:table-cell>
          <table:table-cell table:formula="of:=[.D18]+10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oun1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fou</text:p>
          </table:table-cell>
          <table:table-cell table:formula="of:=[.D19]+10"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inen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queen</text:p>
          </table:table-cell>
          <table:table-cell table:formula="of:=[.D20]+10"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oin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king</text:p>
          </table:table-cell>
          <table:table-cell table:formula="of:=[.D21]+10"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oun2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fou</text:p>
          </table:table-cell>
          <table:table-cell table:formula="of:=[.D22]+10"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valiern2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cavalier</text:p>
          </table:table-cell>
          <table:table-cell table:formula="of:=[.D23]+10"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ourn2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tour</text:p>
          </table:table-cell>
          <table:table-cell table:formula="of:=[.D24]+10" office:value-type="float" office:value="88" calcext:value-type="float">
            <text:p>8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n1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p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n2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pion</text:p>
          </table:table-cell>
          <table:table-cell table:formula="of:=[.D26]+10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n3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pion</text:p>
          </table:table-cell>
          <table:table-cell table:formula="of:=[.D27]+10"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n4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pion</text:p>
          </table:table-cell>
          <table:table-cell table:formula="of:=[.D28]+10"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n5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pion</text:p>
          </table:table-cell>
          <table:table-cell table:formula="of:=[.D29]+10"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n6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pion</text:p>
          </table:table-cell>
          <table:table-cell table:formula="of:=[.D30]+10"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n7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pion</text:p>
          </table:table-cell>
          <table:table-cell table:formula="of:=[.D31]+10" office:value-type="float" office:value="77" calcext:value-type="float">
            <text:p>7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onn8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pion</text:p>
          </table:table-cell>
          <table:table-cell table:formula="of:=[.D32]+10" office:value-type="float" office:value="87" calcext:value-type="float">
            <text:p>8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3:31:41.635876096</meta:creation-date>
    <dc:date>2019-06-20T13:42:57.502111522</dc:date>
    <meta:editing-duration>PT51S</meta:editing-duration>
    <meta:editing-cycles>1</meta:editing-cycles>
    <meta:document-statistic meta:table-count="1" meta:cell-count="231" meta:object-count="0"/>
    <meta:generator>LibreOffice/6.0.7.3$Linux_X86_64 LibreOffice_project/00m0$Build-3</meta:generator>
  </office:meta>
</office:document-meta>
</file>